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text-properties officeooo:paragraph-rsid="015113a7"/>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534af2"/>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5658a9"/>
    </style:style>
    <style:style style:name="P64" style:family="paragraph" style:parent-style-name="Text_20_body">
      <style:text-properties officeooo:rsid="00a03dba" officeooo:paragraph-rsid="01640731"/>
    </style:style>
    <style:style style:name="P65" style:family="paragraph" style:parent-style-name="Text_20_body">
      <style:text-properties officeooo:paragraph-rsid="01640731"/>
    </style:style>
    <style:style style:name="P66" style:family="paragraph" style:parent-style-name="Text_20_body">
      <style:text-properties officeooo:rsid="008b1c56" officeooo:paragraph-rsid="008b1c56"/>
    </style:style>
    <style:style style:name="P67" style:family="paragraph" style:parent-style-name="Text_20_body">
      <style:text-properties officeooo:rsid="008b1c56" officeooo:paragraph-rsid="0165e62b"/>
    </style:style>
    <style:style style:name="P68" style:family="paragraph" style:parent-style-name="Text_20_body" style:list-style-name="L3">
      <style:text-properties officeooo:rsid="016bfbd1" officeooo:paragraph-rsid="016bfbd1"/>
    </style:style>
    <style:style style:name="P69" style:family="paragraph" style:parent-style-name="Text_20_body" style:list-style-name="L3">
      <style:text-properties officeooo:rsid="01791f3b" officeooo:paragraph-rsid="01791f3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fo:font-style="normal" officeooo:rsid="01733b35"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bbbcb"/>
    </style:style>
    <style:style style:name="T102" style:family="text">
      <style:text-properties officeooo:rsid="012c02a1"/>
    </style:style>
    <style:style style:name="T103" style:family="text">
      <style:text-properties officeooo:rsid="012d542c"/>
    </style:style>
    <style:style style:name="T104" style:family="text">
      <style:text-properties officeooo:rsid="0132761b"/>
    </style:style>
    <style:style style:name="T105" style:family="text">
      <style:text-properties officeooo:rsid="01343f9a"/>
    </style:style>
    <style:style style:name="T106" style:family="text">
      <style:text-properties officeooo:rsid="0134feab"/>
    </style:style>
    <style:style style:name="T107" style:family="text">
      <style:text-properties officeooo:rsid="01358634"/>
    </style:style>
    <style:style style:name="T108" style:family="text">
      <style:text-properties officeooo:rsid="01361e7a"/>
    </style:style>
    <style:style style:name="T109" style:family="text">
      <style:text-properties officeooo:rsid="01375c78"/>
    </style:style>
    <style:style style:name="T110" style:family="text">
      <style:text-properties officeooo:rsid="01384093"/>
    </style:style>
    <style:style style:name="T111" style:family="text">
      <style:text-properties officeooo:rsid="0142578a"/>
    </style:style>
    <style:style style:name="T112" style:family="text">
      <style:text-properties officeooo:rsid="00980d24"/>
    </style:style>
    <style:style style:name="T113" style:family="text">
      <style:text-properties officeooo:rsid="0144ba7d"/>
    </style:style>
    <style:style style:name="T114" style:family="text">
      <style:text-properties officeooo:rsid="014608e0"/>
    </style:style>
    <style:style style:name="T115" style:family="text">
      <style:text-properties officeooo:rsid="01484d18"/>
    </style:style>
    <style:style style:name="T116" style:family="text">
      <style:text-properties officeooo:rsid="01498845"/>
    </style:style>
    <style:style style:name="T117" style:family="text">
      <style:text-properties officeooo:rsid="014a8c34"/>
    </style:style>
    <style:style style:name="T118" style:family="text">
      <style:text-properties officeooo:rsid="014e0f33"/>
    </style:style>
    <style:style style:name="T119" style:family="text">
      <style:text-properties officeooo:rsid="014e21d9"/>
    </style:style>
    <style:style style:name="T120" style:family="text">
      <style:text-properties officeooo:rsid="014fb8d8"/>
    </style:style>
    <style:style style:name="T121" style:family="text">
      <style:text-properties officeooo:rsid="015112f4"/>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0f4bee3"/>
    </style:style>
    <style:style style:name="T140" style:family="text">
      <style:text-properties officeooo:rsid="016dbb53"/>
    </style:style>
    <style:style style:name="T141" style:family="text">
      <style:text-properties officeooo:rsid="016e68ec"/>
    </style:style>
    <style:style style:name="T142" style:family="text">
      <style:text-properties officeooo:rsid="016e80eb"/>
    </style:style>
    <style:style style:name="T143" style:family="text">
      <style:text-properties officeooo:rsid="01704cd4"/>
    </style:style>
    <style:style style:name="T144" style:family="text">
      <style:text-properties officeooo:rsid="0172185b"/>
    </style:style>
    <style:style style:name="T145" style:family="text">
      <style:text-properties officeooo:rsid="01733b35"/>
    </style:style>
    <style:style style:name="T146" style:family="text">
      <style:text-properties officeooo:rsid="017705df"/>
    </style:style>
    <style:style style:name="T147" style:family="text">
      <style:text-properties officeooo:rsid="015113a7"/>
    </style:style>
    <style:style style:name="T148" style:family="text">
      <style:text-properties officeooo:rsid="017a6602"/>
    </style:style>
    <style:style style:name="T149" style:family="text">
      <style:text-properties officeooo:rsid="017a727c"/>
    </style:style>
    <style:style style:name="T150" style:family="text">
      <style:text-properties officeooo:rsid="017d84d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7">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2">monetary </text:span>transactions <text:span text:style-name="T107">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5">to save on transaction costs. </text:span><text:span text:style-name="T106">We plan to use either a </text:span><text:span text:style-name="T99">Turing-complete</text:span><text:span text:style-name="T94"> </text:span><text:span text:style-name="T106">Validium or Optimistic Rollups (the third remaining variant </text:span><text:span text:style-name="T135">of L2,</text:span><text:span text:style-name="T106">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6"> is expensive</text:span><text:span text:style-name="T33">, because we calculate data for every dependency </text:span><text:span text:style-name="T34">(and dependencies may count in thousands)</text:span><text:span text:style-name="T117">)</text:span><text:span text:style-name="T106">.</text:span></text:p>
      <text:list text:style-name="L2">
        <text:list-item>
          <text:p text:style-name="P49">As a Validium we can use:</text:p>
          <text:list>
            <text:list-item>
              <text:p text:style-name="P50"><text:span text:style-name="T94">zkEVM </text:span><text:span text:style-name="T94"><text:bibliography-mark text:identifier="zkevm" text:bibliography-type="www" text:title="zkEVM" text:url="https://docs.zksync.io/zkevm/">[11]</text:bibliography-mark></text:span><text:span text:style-name="T94"> </text:span><text:span text:style-name="T107">+ Avail </text:span><text:span text:style-name="T107"><text:bibliography-mark text:identifier="avail" text:bibliography-type="www" text:author="Polygon Wiki" text:title="Polygon Avail" text:url="https://wiki.polygon.technology/docs/avail/introduction/what-is-avail/">[12]</text:bibliography-mark></text:span><text:span text:style-name="T107"> (</text:span><text:span text:style-name="T136">Avail </text:span><text:span text:style-name="T137">is </text:span><text:span text:style-name="T107">still not implemented </text:span><text:span text:style-name="T110">by zkSync</text:span><text:span text:style-name="T107">)</text:span></text:p>
            </text:list-item>
            <text:list-item>
              <text:p text:style-name="P52">StarkNet</text:p>
            </text:list-item>
          </text:list>
        </text:list-item>
        <text:list-item>
          <text:p text:style-name="P53">Optimistic Rollups:</text:p>
          <text:list>
            <text:list-item>
              <text:p text:style-name="P51"><text:span text:style-name="T102">AltLayer </text:span><text:span text:style-name="T108">(</text:span><text:span text:style-name="T104">multichain, </text:span><text:span text:style-name="T109">fast L1↔L2, </text:span><text:span text:style-name="T108">advantage: </text:span><text:span text:style-name="T102">has the capability to dispose old data, </text:span><text:span text:style-name="T108">what we may want to use to reduce the costs)</text:span></text:p>
            </text:list-item>
            <text:list-item>
              <text:p text:style-name="P51"><text:span text:style-name="T103">Boba </text:span><text:span text:style-name="T109">(</text:span><text:span text:style-name="T104">multichain, </text:span><text:span text:style-name="T109">fast L1↔L2)</text:span></text:p>
            </text:list-item>
            <text:list-item>
              <text:p text:style-name="P54">Metis</text:p>
            </text:list-item>
          </text:list>
        </text:list-item>
      </text:list>
      <text:p text:style-name="P55">For either project, we can use Solidity as the primary programming language.</text:p>
      <text:p text:style-name="P37"><text:span text:style-name="T112">We store in </text:span><text:span text:style-name="T140">L2</text:span><text:span text:style-name="T112"> </text:span><text:span text:style-name="T81">also </text:span><text:span text:style-name="T112">the </text:span><text:span text:style-name="T119">dependencies of the</text:span><text:span text:style-name="T112"> following pseudo-type: DiGraph&lt;</text:span><text:span text:style-name="T57">(</text:span><text:span text:style-name="T112">ProjectId, Version</text:span><text:span text:style-name="T57">)</text:span><text:span text:style-name="T112">&gt;, where the version is to be updated, if the next donor finds given project’s dependencies different than the previous donors.</text:span></text:p>
      <text:h text:style-name="P46" text:outline-level="2">Actual algorithm stages</text:h>
      <text:p text:style-name="P32">Stages <text:span text:style-name="T91">of donation</text:span>:</text:p>
      <text:list xml:id="list3511403202" text:style-name="L3">
        <text:list-item>
          <text:p text:style-name="P57">Client moves the funds to <text:span text:style-name="T123">the</text:span>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68">The <text:span text:style-name="T143">client</text:span> <text:span text:style-name="T139">writes </text:span><text:span text:style-name="T89">project ID,</text:span><text:span text:style-name="T139"> </text:span><text:span text:style-name="T111">the donated sum, </text:span><text:span text:style-name="T89">X, and Y</text:span><text:span text:style-name="T139"> </text:span><text:span text:style-name="T92">(the </text:span><text:span text:style-name="T14">donation specification</text:span><text:span text:style-name="T92">)</text:span><text:span text:style-name="T139">, </text:span>and the address of the server<text:span text:style-name="T139"> to L2 </text:span><text:span text:style-name="T143">using a gasless contract</text:span>.</text:p>
        </text:list-item>
        <text:list-item>
          <text:p text:style-name="P68">(Dependencies are allowed to be written only by the same server.)</text:p>
        </text:list-item>
        <text:list-item>
          <text:p text:style-name="P58">The server writes dependencies to L2 <text:span text:style-name="T150">and finally sets to true flag that dependencies were fully written</text:span>. <text:span text:style-name="T113">(Doing this, the server spends </text:span><text:span text:style-name="T114">Validium </text:span><text:span text:style-name="T113">gas on behalf of the user. </text:span><text:span text:style-name="T115">To protect against cost attacks </text:span><text:span text:style-name="T120">against the</text:span><text:span text:style-name="T115"> server, for example, travers</text:span><text:span text:style-name="T121">ing</text:span><text:span text:style-name="T115"> the entire GitHub, we do this only after a confirmation of donation payment by the client, </text:span><text:span text:style-name="T118">we need to set a minimal amount of donation</text:span><text:span text:style-name="T115">.</text:span><text:span text:style-name="T113">)</text:span></text:p>
        </text:list-item>
        <text:list-item>
          <text:p text:style-name="P59">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56"><text:span text:style-name="T147">The distribution contract is done in such a way, that user can get back the donated sum </text:span><text:span text:style-name="T146">(except of gas cost) before the round ends</text:span><text:span text:style-name="T147">. The user can use it to get funds (except of gas cost) </text:span><text:soft-page-break/><text:span text:style-name="T147">back from an infidel server. </text:span><text:span text:style-name="T142">(The user may be notified e.g. by email by another server, if his server was wrong.)</text:span></text:p>
        </text:list-item>
        <text:list-item>
          <text:p text:style-name="P69">Wait for round end.</text:p>
        </text:list-item>
        <text:list-item>
          <text:p text:style-name="P60">Loop:</text:p>
          <text:list>
            <text:list-item>
              <text:p text:style-name="P61">Server calls <text:span text:style-name="T116">(also at expense of the server)</text:span> monetary transactions on L2 <text:span text:style-name="T92">through this contract that ensures distribution of funds accordingly </text:span><text:span text:style-name="T65">the donation specification </text:span><text:span text:style-name="T67">and dependencies</text:span><text:span text:style-name="T83">. </text:span><text:span text:style-name="T93">For this method msg.sender is not checked. </text:span><text:span text:style-name="T130">Each donation is accompanied by an event, to </text:span><text:span text:style-name="T148">ease </text:span><text:span text:style-name="T130">check</text:span><text:span text:style-name="T148">ing</text:span><text:span text:style-name="T130"> that </text:span><text:span text:style-name="T148">the</text:span><text:span text:style-name="T130"> donation</text:span><text:span text:style-name="T148">s</text:span><text:span text:style-name="T130"> w</text:span><text:span text:style-name="T148">ere</text:span><text:span text:style-name="T130"> fully disbursted.</text:span></text:p>
            </text:list-item>
          </text:list>
        </text:list-item>
      </text:list>
      <text:p text:style-name="P32">Stages <text:span text:style-name="T91">of withdrawal </text:span><text:span text:style-name="T149">(after round end)</text:span>:</text:p>
      <text:list text:style-name="L4">
        <text:list-item>
          <text:p text:style-name="P62">The benefactor on L2 send<text:span text:style-name="T95">s</text:span> funds to the “burning” account <text:span text:style-name="T96">to claim funds on the </text:span><text:span text:style-name="T97">L1</text:span>.</text:p>
        </text:list-item>
        <text:list-item>
          <text:p text:style-name="P63">The <text:span text:style-name="T91">benefactor</text:span> withdraws funds on the L1.</text:p>
        </text:list-item>
      </text:list>
      <text:h text:style-name="Heading_20_2" text:outline-level="2">Arithmetic formulas</text:h>
      <text:p text:style-name="P30">First Y% of the donated sum is allocated to the affiliate (if any). <text:span text:style-name="T79">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text:span text:style-name="T145">and dependencies </text:span>are stored in <text:span text:style-name="T50">our </text:span>I<text:span text:style-name="T50">V</text:span>otingStrategy <text:span text:style-name="T50">contract </text:span><text:span text:style-name="T101">(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4">We put matching funds on <text:span text:style-name="T50">our </text:span><text:span text:style-name="T125">modified </text:span>I<text:span text:style-name="T50">V</text:span>otingStrategy <text:span text:style-name="T50">contract.</text:span></text:p>
      <text:p text:style-name="P65"><text:soft-page-break/><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 </text:span><text:span text:style-name="T145">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80">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8">User Data</text:span> Format</text:h>
      <text:p text:style-name="P18">User data is to be stored <text:span text:style-name="T69">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70">evm</text:span>": <text:span text:style-name="T70">{</text:span></text:p>
      <text:p text:style-name="P22"><text:span text:style-name="T69"><text:s text:c="4"/>"</text:span><text:span text:style-name="T71">defaultA</text:span><text:span text:style-name="T69">ccount": "</text:span><text:span text:style-name="T73">0x36A0356d43EE4168ED24EFA1CAe3198708667ac0</text:span><text:span text:style-name="T69">",</text:span></text:p>
      <text:p text:style-name="P22"><text:span text:style-name="T69"><text:s text:c="4"/>"</text:span><text:span text:style-name="T71">defaultExpires</text:span><text:span text:style-name="T69">": "</text:span><text:span text:style-name="T72">2024-07-03T00:00:00</text:span><text:span text:style-name="T69">",</text:span></text:p>
      <text:p text:style-name="P23"><text:span text:style-name="T69"><text:s text:c="4"/></text:span><text:span text:style-name="T74">"chains:" </text:span><text:span text:style-name="T71">[</text:span></text:p>
      <text:p text:style-name="P19"><text:s text:c="6"/><text:span text:style-name="T71">{</text:span></text:p>
      <text:p text:style-name="P21"><text:s text:c="8"/>"<text:span text:style-name="T71">chainId</text:span>"<text:span text:style-name="T71">: 1,</text:span></text:p>
      <text:p text:style-name="P21"><text:s text:c="8"/>"<text:span text:style-name="T71">a</text:span>ccount": "<text:span text:style-name="T73">0x36A0356d43EE4168ED24EFA1CAe3198708667ac0</text:span>",</text:p>
      <text:p text:style-name="P22"><text:span text:style-name="T69"><text:s text:c="8"/>"</text:span><text:span text:style-name="T71">expires</text:span><text:span text:style-name="T69">": "</text:span><text:span text:style-name="T72">2024-07-03T00:00:00</text:span><text:span text:style-name="T69">"</text:span></text:p>
      <text:p text:style-name="P21"><text:s text:c="4"/><text:span text:style-name="T71">]</text:span></text:p>
      <text:p text:style-name="P19"><text:soft-page-break/><text:s text:c="2"/><text:span text:style-name="T70">}</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46:08.753021559</dc:date>
    <meta:editing-duration>P7DT4H31M33S</meta:editing-duration>
    <meta:editing-cycles>309</meta:editing-cycles>
    <meta:document-statistic meta:table-count="0" meta:image-count="0" meta:object-count="0" meta:page-count="6" meta:paragraph-count="103" meta:word-count="2101" meta:character-count="13742" meta:non-whitespace-character-count="11724"/>
  </office:meta>
</office:document-meta>
</file>